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cd4d1" draw:textarea-horizontal-align="justify" draw:textarea-vertical-align="middle" draw:auto-grow-height="false" fo:min-height="1.306cm" fo:min-width="4.3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 style:list-style-name="L1">
      <style:graphic-properties draw:fill="none" draw:textarea-horizontal-align="justify" draw:textarea-vertical-align="middle" draw:auto-grow-height="false" fo:min-height="3.45cm" fo:min-width="8.9cm"/>
    </style:style>
    <style:style style:name="gr4" style:family="graphic" style:parent-style-name="standard">
      <style:graphic-properties draw:fill="solid" draw:fill-color="#bee3d3" draw:textarea-horizontal-align="justify" draw:textarea-vertical-align="middle" draw:auto-grow-height="false" fo:min-height="1.024cm" fo:min-width="6.29cm"/>
    </style:style>
    <style:style style:name="gr5" style:family="graphic" style:parent-style-name="standard" style:list-style-name="L1">
      <style:graphic-properties draw:fill="none" draw:textarea-horizontal-align="justify" draw:textarea-vertical-align="middle" draw:auto-grow-height="false" fo:min-height="4.55cm" fo:min-width="9.9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4.55cm" fo:min-width="8.1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4.35cm" fo:min-width="9.1cm"/>
    </style:style>
    <style:style style:name="gr8" style:family="graphic" style:parent-style-name="standard">
      <style:graphic-properties draw:stroke="none" svg:stroke-color="#000000" draw:fill="none" draw:fill-color="#ffffff" fo:min-height="22.75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cd4d1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solid" draw:fill-color="#bee3d3"/>
      <style:paragraph-properties fo:text-align="center"/>
    </style:style>
    <style:style style:name="P7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8cm" svg:height="2.2cm" svg:x="13.9cm" svg:y="21cm">
          <text:p text:style-name="P1">Packet Buffer is fu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0.486cm" svg:x1="14.895cm" svg:y1="22.878cm" svg:x2="19.705cm" svg:y2="22.878cm" draw:start-shape="id1" draw:start-glue-point="7" draw:end-shape="id1" draw:end-glue-point="9" svg:d="M14895 22878c0 1965 4810 1965 4810 0" svg:viewBox="0 0 4811 1475">
          <text:p/>
        </draw:connector>
        <draw:custom-shape draw:style-name="gr3" draw:text-style-name="P5" draw:layer="layout" svg:width="9.4cm" svg:height="3.7cm" svg:x="4.6cm" svg:y="23.3cm">
          <text:p text:style-name="P4">IP: More data chunks arrive;</text:p>
          <text:p text:style-name="P4"><text:s/>Data chunk send rate is </text:p>
          <text:p text:style-name="P4">less than or equal to arrival rate</text:p>
          <text:p text:style-name="P4"/>
          <text:p text:style-name="P1">OP: Data chunk is dropped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20.7cm" svg:y1="22.1cm" svg:x2="22.1cm" svg:y2="11.3cm" draw:start-shape="id1" draw:start-glue-point="10" draw:end-shape="id2" draw:end-glue-point="10" svg:d="M20700 22100c2853 0 2153-10800 1400-10800" svg:viewBox="0 0 2066 10801">
          <text:p/>
        </draw:connector>
        <draw:custom-shape draw:style-name="gr4" draw:text-style-name="P6" xml:id="id2" draw:id="id2" draw:layer="layout" svg:width="9.6cm" svg:height="1.8cm" svg:x="12.5cm" svg:y="10.4cm">
          <text:p text:style-name="P1">Packet Buffer is non-fu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-0.817cm" svg:x1="20.695cm" svg:y1="10.663cm" svg:x2="13.905cm" svg:y2="10.663cm" draw:start-shape="id2" draw:start-glue-point="11" draw:end-shape="id2" draw:end-glue-point="5" svg:d="M20695 10663c0-2371-6790-2371-6790 0" svg:viewBox="0 0 6791 1779">
          <text:p/>
        </draw:connector>
        <draw:custom-shape draw:style-name="gr5" draw:text-style-name="P5" draw:layer="layout" svg:width="10.4cm" svg:height="4.8cm" svg:x="3cm" svg:y="5.5cm">
          <text:p text:style-name="P4">IP: More data chunks arrive;</text:p>
          <text:p text:style-name="P4"><text:s/>Data chunk send rate is </text:p>
          <text:p text:style-name="P4">greater than or more than arrival rate</text:p>
          <text:p text:style-name="P4"/>
          <text:p text:style-name="P4">OP: Incoming data chunks are </text:p>
          <text:p text:style-name="P1">buffered in appropriate packets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draw:line-skew="-1.199cm" svg:x1="12.5cm" svg:y1="11.3cm" svg:x2="13.9cm" svg:y2="22.1cm" draw:start-shape="id2" draw:start-glue-point="6" draw:end-shape="id1" draw:end-glue-point="6" svg:d="M12500 11300c-2550 0-3250 10800 1400 10800" svg:viewBox="0 0 3407 10801">
          <text:p/>
        </draw:connector>
        <draw:custom-shape draw:style-name="gr6" draw:text-style-name="P3" draw:layer="layout" svg:width="8.6cm" svg:height="4.8cm" svg:x="1.4cm" svg:y="14.2cm">
          <text:p text:style-name="P1">IP: More data chunks arrive;</text:p>
          <text:p text:style-name="P1"><text:s/>Data chunk send rate is </text:p>
          <text:p text:style-name="P1">less than arrival rate</text:p>
          <text:p text:style-name="P1"/>
          <text:p text:style-name="P1">OP: Incoming data chunks </text:p>
          <text:p text:style-name="P1">are dropped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9.6cm" svg:height="4.6cm" svg:x="12.7cm" svg:y="13.9cm">
          <text:p text:style-name="P1">IP: Data chunk send rate is </text:p>
          <text:p text:style-name="P1">greater than arrival rate</text:p>
          <text:p text:style-name="P1"/>
          <text:p text:style-name="P1">OP: Incoming data chunks are </text:p>
          <text:p text:style-name="P1">buffered in appropriate packets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7.4cm" svg:height="27.269cm" svg:x="23.5cm" svg:y="2.1cm">
          <draw:text-box>
            <text:p>A summary of the architecture:</text:p>
            <text:p/>
            <text:list text:style-name="L1">
              <text:list-item>
                <text:p>The VOQ is a purely combinatorial circuit. Each has 1 input port and n output ports, corresponding to the n output port addresses of the top module.</text:p>
              </text:list-item>
              <text:list-item>
                <text:p>Thus, there are 2n VOQs: n for the buf-data and another n for the exp-data.</text:p>
                <text:p/>
              </text:list-item>
              <text:list-item>
                <text:p>The arbiter takes as input 2n ports: n ports corresonding <text:s/>to the exp-data, and another n ports corresponding to the buf-data. It has a single output port, corresponding to the the appropriate output port of the top module.</text:p>
              </text:list-item>
              <text:list-item>
                <text:p>Each arbiter maintains 2n packet buffers corresponding to each of the input ports. Whenever the outport_data_rd is '1', it begins sending a completely-arrived-packet from the packet-buffer to the outport_data. Higher priority is given to the exp-data.</text:p>
                <text:p/>
              </text:list-item>
            </text:list>
            <text:p>The high level algorithm for arbiter is as follows:</text:p>
            <text:p/>
            <text:p>while some exp-data-av port is high</text:p>
            <text:p><text:s/><text:tab/>transfer data to outport-exp-buffer</text:p>
            <text:p>similarly for buf-data</text:p>
            <text:p>note: two separate buffers are maintained</text:p>
            <text:p><text:tab/></text:p>
            <text:p>while outport-exp-buffer is non-empty</text:p>
            <text:p><text:s/><text:tab/>whenever outport-data-rd is high</text:p>
            <text:p><text:s/><text:tab/><text:tab/>transfer one packet from buffer to outport</text:p>
            <text:p>while outport-exp-buffer is empty</text:p>
            <text:p><text:tab/>and outport-buf-buffer is non-empty</text:p>
            <text:p><text:s/><text:tab/>whenever outport-data-rd is high</text:p>
            <text:p><text:tab/><text:tab/>transfer one packet from buffer to outport</text:p>
            <text:p/>
            <text:p>Whenever the outport_data_rd is high, a round-robin algorithm is run on the packet-buffers, to send the completely-arrived packets to the outport_data. The next packet is sent only after the current packet is completely sent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5T21:17:55.475842504</meta:creation-date>
    <dc:date>2019-03-26T10:27:35.646852192</dc:date>
    <meta:editing-duration>PT18M37S</meta:editing-duration>
    <meta:editing-cycles>4</meta:editing-cycles>
    <meta:generator>LibreOffice/6.0.7.3$Linux_X86_64 LibreOffice_project/00m0$Build-3</meta:generator>
    <meta:document-statistic meta:object-count="11"/>
  </office:meta>
</office:document-meta>
</file>